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B000000274E4C1CAB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ianne" svg:font-family="Marian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gr3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Marianne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Marianne" fo:font-weight="bold" style:font-weight-asian="bold" style:font-weight-complex="bold"/>
    </style:style>
    <style:style style:name="T1" style:family="text">
      <style:text-properties fo:color="#ffffff" style:font-name="Marianne" fo:font-weight="bold" style:font-weight-asian="bold" style:font-weight-complex="bold"/>
    </style:style>
    <style:style style:name="T2" style:family="text">
      <style:text-properties fo:color="#ffffff" style:font-name="Mariann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942cm" svg:x="1.027cm" svg:y="3.099cm">
          <draw:image xlink:href="Pictures/10000201000004B000000274E4C1CAB0.png" xlink:type="simple" xlink:show="embed" xlink:actuate="onLoad">
            <text:p/>
          </draw:image>
        </draw:frame>
        <draw:frame draw:style-name="gr2" draw:text-style-name="P3" draw:layer="layout" svg:width="8.7cm" svg:height="1.7cm" svg:x="12.3cm" svg:y="11.4cm">
          <draw:text-box>
            <text:p text:style-name="P2"><text:span text:style-name="T1">Applications web</text:span></text:p>
            <text:p text:style-name="P2"><text:span text:style-name="T2">(avec framework JS)</text:span></text:p>
          </draw:text-box>
        </draw:frame>
        <draw:frame draw:style-name="gr2" draw:text-style-name="P3" draw:layer="layout" svg:width="8.7cm" svg:height="1.7cm" draw:transform="rotate (-1.5707963267949) translate (19.8cm 3.7cm)">
          <draw:text-box>
            <text:p text:style-name="P2"><text:span text:style-name="T1">Machine learning</text:span></text:p>
          </draw:text-box>
        </draw:frame>
        <draw:frame draw:style-name="gr2" draw:text-style-name="P3" draw:layer="layout" svg:width="8.7cm" svg:height="1.7cm" draw:transform="rotate (1.5707963267949) translate (1.1cm 12.4cm)">
          <draw:text-box>
            <text:p text:style-name="P2"><text:span text:style-name="T1">Analyse de données</text:span></text:p>
          </draw:text-box>
        </draw:frame>
        <draw:frame draw:style-name="gr2" draw:text-style-name="P3" draw:layer="layout" svg:width="8.7cm" svg:height="1.7cm" svg:x="2.181cm" svg:y="3.7cm">
          <draw:text-box>
            <text:p text:style-name="P2"><text:span text:style-name="T1">Graphiques</text:span></text:p>
          </draw:text-box>
        </draw:frame>
        <draw:frame draw:style-name="gr2" draw:text-style-name="P3" draw:layer="layout" svg:width="8.7cm" svg:height="1.7cm" svg:x="6.2cm" svg:y="9.8cm">
          <draw:text-box>
            <text:p text:style-name="P2"><text:span text:style-name="T1">Publications</text:span></text:p>
          </draw:text-box>
        </draw:frame>
        <draw:frame draw:style-name="gr2" draw:text-style-name="P3" draw:layer="layout" svg:width="8.7cm" svg:height="1.7cm" svg:x="10.5cm" svg:y="3.7cm">
          <draw:text-box>
            <text:p text:style-name="P2"><text:span text:style-name="T1">Analyse textuelle</text:span></text:p>
          </draw:text-box>
        </draw:frame>
        <draw:frame draw:style-name="gr3" draw:text-style-name="P3" draw:layer="layout" svg:width="8.7cm" svg:height="1.8cm" svg:x="7.8cm" svg:y="10.7cm">
          <draw:text-box>
            <text:p text:style-name="P2"><text:span text:style-name="T1">Cartograph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ianne" svg:font-family="Marian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aël Delorme</meta:initial-creator>
    <meta:creation-date>2022-09-22T17:15:17.460000000</meta:creation-date>
    <dc:date>2022-09-22T17:21:10.667000000</dc:date>
    <dc:creator>Anaël Delorme</dc:creator>
    <meta:editing-duration>PT5M54S</meta:editing-duration>
    <meta:editing-cycles>1</meta:editing-cycles>
    <meta:document-statistic meta:object-count="8"/>
    <meta:generator>LibreOffice/4.4.5.2$Windows_x86 LibreOffice_project/a22f674fd25a3b6f45bdebf25400ed2adff0ff99</meta:generator>
  </office:meta>
</office:document-meta>
</file>